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b64400b000" style:family="table" style:master-page-name="ta-mp-0x7fb64400b000">
      <style:table-properties table:display="true" style:writing-mode="lr-tb"/>
    </style:style>
    <style:style style:name="ta-0x7fb64400b1f0" style:family="table" style:master-page-name="ta-mp-0x7fb64400b1f0">
      <style:table-properties table:display="true" style:writing-mode="lr-tb"/>
    </style:style>
    <style:style style:name="ta-0x7fb64400b3e0" style:family="table" style:master-page-name="ta-mp-0x7fb64400b3e0">
      <style:table-properties table:display="true" style:writing-mode="lr-tb"/>
    </style:style>
    <style:style style:name="ta-0x7fb64400b5d0" style:family="table" style:master-page-name="ta-mp-0x7fb64400b5d0">
      <style:table-properties table:display="true" style:writing-mode="lr-tb"/>
    </style:style>
    <style:style style:name="ta-0x7fb64400b7c0" style:family="table" style:master-page-name="ta-mp-0x7fb64400b7c0">
      <style:table-properties table:display="true" style:writing-mode="lr-tb"/>
    </style:style>
    <style:style style:name="ta-0x7fb64400b9b0" style:family="table" style:master-page-name="ta-mp-0x7fb64400b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b643fff408" style:family="table-cell" style:data-style-name="General">
      <style:table-cell-properties fo:background-color="#ffcc99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3fff53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3fff65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3fff78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3fff8a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3fff9d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3fffaf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3fffc2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0c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3fffe70" style:family="table-cell" style:data-style-name="ND.0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4958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3fffd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3ffff9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4014a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400c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000c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4b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001e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4cd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00560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0031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4df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00438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4f2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5170" style:family="table-cell" style:data-style-name="ND.0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5988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50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529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4015a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400c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53c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5b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54e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5d0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5860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561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5e2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5738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5f5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61a0" style:family="table-cell" style:data-style-name="ND.0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69b8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607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62c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4016ae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400c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63f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6c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651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6d3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6890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664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6e5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6768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6f8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71d0" style:family="table-cell" style:data-style-name="ND.0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79e8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70a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72f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4017b1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400c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742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7c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754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7d6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78c0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767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7e8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7798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7fb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8200" style:family="table-cell" style:data-style-name="ND.0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266b8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80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832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40267e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64400c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845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269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857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26a3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26590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186a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26b5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26468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44026c8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07.00pt" style:use-optimal-column-width="true"/>
    </style:style>
    <style:style style:name="ACOL-2" style:family="table-column"/>
    <style:style style:name="ACOL-3" style:family="table-column">
      <style:table-column-properties style:column-width="273.00pt" style:use-optimal-column-width="true"/>
    </style:style>
    <style:style style:name="ACOL-4" style:family="table-column">
      <style:table-column-properties style:column-width="158.25pt" style:use-optimal-column-width="true"/>
    </style:style>
    <style:style style:name="ACOL-5" style:family="table-column">
      <style:table-column-properties style:column-width="60.00pt" style:use-optimal-column-width="true"/>
    </style:style>
    <style:style style:name="ACOL-6" style:family="table-column">
      <style:table-column-properties style:column-width="125.25pt" style:use-optimal-column-width="true"/>
    </style:style>
    <style:style style:name="ACOL-7" style:family="table-column">
      <style:table-column-properties style:column-width="49.50pt" style:use-optimal-column-width="true"/>
    </style:style>
    <style:style style:name="ACOL-8" style:family="table-column">
      <style:table-column-properties style:column-width="111.75pt" style:use-optimal-column-width="true"/>
    </style:style>
    <style:style style:name="ACOL-9" style:family="table-column">
      <style:table-column-properties style:column-width="116.25pt" style:use-optimal-column-width="true"/>
    </style:style>
    <style:style style:name="ACOL-10" style:family="table-column">
      <style:table-column-properties style:column-width="93.00pt" style:use-optimal-column-width="true"/>
    </style:style>
    <style:style style:name="ACOL-11" style:family="table-column">
      <style:table-column-properties style:column-width="327.75pt" style:use-optimal-column-width="true"/>
    </style:style>
    <style:style style:name="ACOL-12" style:family="table-column">
      <style:table-column-properties style:column-width="213.75pt" style:use-optimal-column-width="true"/>
    </style:style>
    <style:style style:name="ACOL-13" style:family="table-column">
      <style:table-column-properties style:column-width="109.50pt" style:use-optimal-column-width="true"/>
    </style:style>
    <style:style style:name="ACOL-14" style:family="table-column">
      <style:table-column-properties style:column-width="201.00pt" style:use-optimal-column-width="true"/>
    </style:style>
    <style:style style:name="ACOL-15" style:family="table-column">
      <style:table-column-properties style:column-width="105.00pt" style:use-optimal-column-width="true"/>
    </style:style>
    <style:style style:name="ACOL-16" style:family="table-column">
      <style:table-column-properties style:column-width="277.50pt" style:use-optimal-column-width="true"/>
    </style:style>
    <style:style style:name="ACOL-17" style:family="table-column">
      <style:table-column-properties style:column-width="56.25pt" style:use-optimal-column-width="true"/>
    </style:style>
    <style:style style:name="ACOL-18" style:family="table-column">
      <style:table-column-properties style:column-width="549.0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26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b644012670" table:allow-empty-cell="true" table:display-list="unsorted" table:base-cell-address="$'TestCase'.A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b643ff020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b643ff040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b643eb0f00" table:allow-empty-cell="true" table:display-list="unsorted" table:base-cell-address="$'TestCase'.A9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b643eb0af0" table:allow-empty-cell="true" table:display-list="unsorted" table:base-cell-address="$'TestCase'.A11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b64400b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b643fff40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b643fff530" table:content-validation-name="VAL-0x7fb6440126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b643fff658" table:content-validation-name="VAL-0x7fb643ff0200" office:value-type="string">
            <text:p>clickToHomePagePopup</text:p>
          </table:table-cell>
          <table:table-cell table:number-columns-repeated="127" table:style-name="Gnumeric-default"/>
        </table:table-row>
        <table:table-row table:style-name="AROW-2">
          <table:table-cell table:style-name="ACE-0x7fb643fff780" table:content-validation-name="VAL-0x7fb643ff0400" office:value-type="string">
            <text:p>validateHomePage</text:p>
          </table:table-cell>
          <table:table-cell table:number-columns-repeated="127" table:style-name="Gnumeric-default"/>
        </table:table-row>
        <table:table-row table:style-name="AROW-2">
          <table:table-cell table:style-name="ACE-0x7fb643fff8a8" table:content-validation-name="VAL-0x7fb643eb0f00" office:value-type="string">
            <text:p>clickAndNavigateToServiceFeeAgreement</text:p>
          </table:table-cell>
          <table:table-cell table:number-columns-repeated="127" table:style-name="Gnumeric-default"/>
        </table:table-row>
        <table:table-row table:style-name="AROW-2">
          <table:table-cell table:style-name="ACE-0x7fb643fff9d0" table:content-validation-name="VAL-0x7fb643eb0af0" office:value-type="string">
            <text:p>validateServiceFeeAgreementForm</text:p>
          </table:table-cell>
          <table:table-cell table:number-columns-repeated="127" table:style-name="Gnumeric-default"/>
        </table:table-row>
        <table:table-row table:style-name="AROW-2">
          <table:table-cell table:style-name="ACE-0x7fb643fffaf8" office:value-type="string">
            <text:p>validateUploadProductStoreManager</text:p>
          </table:table-cell>
          <table:table-cell table:number-columns-repeated="127" table:style-name="Gnumeric-default"/>
        </table:table-row>
        <table:table-row table:style-name="AROW-2">
          <table:table-cell table:style-name="ACE-0x7fb643fffc20" office:value-type="string">
            <text:p>productSellingInformationForm</text:p>
          </table:table-cell>
          <table:table-cell table:number-columns-repeated="127" table:style-name="Gnumeric-default"/>
        </table:table-row>
        <table:table-row table:style-name="AROW-0" table:number-rows-repeated="120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3" gnm:cursor-row="5">
          <gnm:selection gnm:start-col="3" gnm:start-row="5" gnm:end-col="3" gnm:end-row="5"/>
        </gnm:selections>
      </table:table>
      <table:table table:name="MQA1_TestData" table:style-name="ta-0x7fb64400b1f0" table:print="false">
        <office:forms form:automatic-focus="false" form:apply-design-mode="false">
          <form:form/>
        </office:forms>
        <table:table-column table:default-cell-style-name="ACE-0x7fb643fffd48" table:style-name="ACOL-3"/>
        <table:table-column table:default-cell-style-name="ACE-0x7fb64400c130" table:style-name="ACOL-4"/>
        <table:table-column table:default-cell-style-name="ACE-0x7fb64400c130" table:style-name="ACOL-5"/>
        <table:table-column table:default-cell-style-name="ACE-0x7fb64400c130" table:style-name="ACOL-6"/>
        <table:table-column table:default-cell-style-name="ACE-0x7fb643fffd48" table:style-name="ACOL-7"/>
        <table:table-column table:default-cell-style-name="ACE-0x7fb64400c130" table:style-name="ACOL-8"/>
        <table:table-column table:default-cell-style-name="ACE-0x7fb64400c130" table:style-name="ACOL-9"/>
        <table:table-column table:default-cell-style-name="ACE-0x7fb64400c130" table:style-name="ACOL-10"/>
        <table:table-column table:default-cell-style-name="ACE-0x7fb64400c130" table:style-name="ACOL-11"/>
        <table:table-column table:default-cell-style-name="ACE-0x7fb64400c130" table:style-name="ACOL-12"/>
        <table:table-column table:default-cell-style-name="ACE-0x7fb64400c130" table:style-name="ACOL-13"/>
        <table:table-column table:default-cell-style-name="ACE-0x7fb64400c130" table:style-name="ACOL-14"/>
        <table:table-column table:default-cell-style-name="ACE-0x7fb643fffd48" table:style-name="ACOL-15"/>
        <table:table-column table:default-cell-style-name="ACE-0x7fb64400c130" table:style-name="ACOL-16"/>
        <table:table-column table:default-cell-style-name="ACE-0x7fb64400c130" table:style-name="ACOL-17"/>
        <table:table-column table:default-cell-style-name="ACE-0x7fb643fffd48" table:style-name="ACOL-18"/>
        <table:table-column table:default-cell-style-name="ACE-0x7fb64400c130" table:style-name="ACOL-0" table:number-columns-repeated="112"/>
        <table:table-row table:style-name="AROW-2">
          <table:table-cell table:style-name="ACE-0x7fb643fffe70" office:value-type="string">
            <text:p>TabPanes</text:p>
          </table:table-cell>
          <table:table-cell table:style-name="ACE-0x7fb643ffff98" office:value-type="string">
            <text:p>SellingServiceFeeCategoryLogo</text:p>
          </table:table-cell>
          <table:table-cell table:style-name="ACE-0x7fb6440000c0" office:value-type="string">
            <text:p>sellWithUs</text:p>
          </table:table-cell>
          <table:table-cell table:style-name="ACE-0x7fb6440000c0" office:value-type="string">
            <text:p>E-MailID</text:p>
          </table:table-cell>
          <table:table-cell table:style-name="ACE-0x7fb6440001e8" office:value-type="string">
            <text:p>Password</text:p>
          </table:table-cell>
          <table:table-cell table:style-name="ACE-0x7fb6440000c0" office:value-type="string">
            <text:p>CompanyLegalName</text:p>
          </table:table-cell>
          <table:table-cell table:style-name="ACE-0x7fb6440000c0" office:value-type="string">
            <text:p>DefaultRadioClick</text:p>
          </table:table-cell>
          <table:table-cell table:style-name="ACE-0x7fb6440000c0" office:value-type="string">
            <text:p>AcceptancePerson</text:p>
          </table:table-cell>
          <table:table-cell table:style-name="ACE-0x7fb644000310" office:value-type="string">
            <text:p>ThreeStepsForstartSelling</text:p>
          </table:table-cell>
          <table:table-cell table:style-name="ACE-0x7fb6440000c0" office:value-type="string">
            <text:p>uploadingOption</text:p>
          </table:table-cell>
          <table:table-cell table:style-name="ACE-0x7fb6440000c0" office:value-type="string">
            <text:p>prodTitle</text:p>
          </table:table-cell>
          <table:table-cell table:style-name="ACE-0x7fb6440000c0" office:value-type="string">
            <text:p>ProdCategory</text:p>
          </table:table-cell>
          <table:table-cell table:style-name="ACE-0x7fb6440001e8" office:value-type="string">
            <text:p>ProductDataListprice</text:p>
          </table:table-cell>
          <table:table-cell table:style-name="ACE-0x7fb6440000c0" office:value-type="string">
            <text:p>FullDescription</text:p>
          </table:table-cell>
          <table:table-cell table:style-name="ACE-0x7fb6440000c0" office:value-type="string">
            <text:p>statusType</text:p>
          </table:table-cell>
          <table:table-cell table:style-name="ACE-0x7fb644000438" office:value-type="string">
            <text:p>Url_UploadmainPicture</text:p>
          </table:table-cell>
          <table:table-cell table:number-columns-repeated="7" table:style-name="ACE-0x7fb644000560"/>
          <table:table-cell table:number-columns-repeated="105" table:style-name="ACE-0x7fb64400c130"/>
        </table:table-row>
        <table:table-row table:style-name="AROW-4">
          <table:table-cell table:style-name="ACE-0x7fb644014958" office:value-type="string">
            <text:p>Seller Information|Bank Details|Service Fee Agreement</text:p>
          </table:table-cell>
          <table:table-cell table:style-name="ACE-0x7fb644014a80" office:value-type="string">
            <text:p>Selling Service Fee by Category</text:p>
          </table:table-cell>
          <table:table-cell table:style-name="ACE-0x7fb644014ba8" office:value-type="string">
            <text:p>Sell with us</text:p>
          </table:table-cell>
          <table:table-cell table:style-name="ACE-0x7fb644014ba8" office:value-type="string">
            <text:p>test2jenkins@gmail.com</text:p>
          </table:table-cell>
          <table:table-cell table:style-name="ACE-0x7fb644014cd0" office:value-type="float" office:value="123456">
            <text:p>123456</text:p>
          </table:table-cell>
          <table:table-cell table:style-name="ACE-0x7fb644014ba8" office:value-type="string">
            <text:p>Crestech ShopClues</text:p>
          </table:table-cell>
          <table:table-cell table:style-name="ACE-0x7fb644014ba8" office:value-type="string">
            <text:p>Office Supplies 15.00%</text:p>
          </table:table-cell>
          <table:table-cell table:style-name="ACE-0x7fb644014ba8" office:value-type="string">
            <text:p>sahil</text:p>
          </table:table-cell>
          <table:table-cell table:style-name="ACE-0x7fb644014ba8" office:value-type="string">
            <text:p>Step 1: Store Setup|Step 2: Upload Products|Step 3: Store Approval</text:p>
          </table:table-cell>
          <table:table-cell table:style-name="ACE-0x7fb644014ba8" office:value-type="string">
            <text:p>1-by-1 Upload|Express Upload|Bulk Upload</text:p>
          </table:table-cell>
          <table:table-cell table:style-name="ACE-0x7fb644014ba8" office:value-type="string">
            <text:p>homeAppliances_Test</text:p>
          </table:table-cell>
          <table:table-cell table:style-name="ACE-0x7fb644014ba8" office:value-type="string">
            <text:p>Home Appliances|Large Appliances|Fans</text:p>
          </table:table-cell>
          <table:table-cell table:style-name="ACE-0x7fb644014df8" office:value-type="string">
            <text:p>1000|950|800</text:p>
          </table:table-cell>
          <table:table-cell table:style-name="ACE-0x7fb644014ba8" office:value-type="string">
            <text:p>Product Description</text:p>
          </table:table-cell>
          <table:table-cell table:style-name="ACE-0x7fb644014ba8" office:value-type="string">
            <text:p>Active</text:p>
          </table:table-cell>
          <table:table-cell table:style-name="ACE-0x7fb644014f20" office:value-type="string">
            <text:p>http://vantagevue.com/products/img/hires/Vantage%20Vue/06250%20Vantage%20Vue%20Station/06250_1b.jpg</text:p>
          </table:table-cell>
          <table:table-cell table:number-columns-repeated="112" table:style-name="ACE-0x7fb64400c130"/>
        </table:table-row>
        <table:table-row table:style-name="AROW-2">
          <table:table-cell table:number-columns-repeated="128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15" gnm:cursor-row="2">
          <gnm:selection gnm:start-col="15" gnm:start-row="2" gnm:end-col="15" gnm:end-row="2"/>
        </gnm:selections>
      </table:table>
      <table:table table:name="MQA2_TestData" table:style-name="ta-0x7fb64400b3e0" table:print="false">
        <office:forms form:automatic-focus="false" form:apply-design-mode="false">
          <form:form/>
        </office:forms>
        <table:table-column table:default-cell-style-name="ACE-0x7fb644015048" table:style-name="ACOL-3"/>
        <table:table-column table:default-cell-style-name="ACE-0x7fb64400c258" table:style-name="ACOL-4"/>
        <table:table-column table:default-cell-style-name="ACE-0x7fb64400c258" table:style-name="ACOL-5"/>
        <table:table-column table:default-cell-style-name="ACE-0x7fb64400c258" table:style-name="ACOL-6"/>
        <table:table-column table:default-cell-style-name="ACE-0x7fb644015048" table:style-name="ACOL-7"/>
        <table:table-column table:default-cell-style-name="ACE-0x7fb64400c258" table:style-name="ACOL-8"/>
        <table:table-column table:default-cell-style-name="ACE-0x7fb64400c258" table:style-name="ACOL-9"/>
        <table:table-column table:default-cell-style-name="ACE-0x7fb64400c258" table:style-name="ACOL-10"/>
        <table:table-column table:default-cell-style-name="ACE-0x7fb64400c258" table:style-name="ACOL-11"/>
        <table:table-column table:default-cell-style-name="ACE-0x7fb64400c258" table:style-name="ACOL-12"/>
        <table:table-column table:default-cell-style-name="ACE-0x7fb64400c258" table:style-name="ACOL-13"/>
        <table:table-column table:default-cell-style-name="ACE-0x7fb64400c258" table:style-name="ACOL-14"/>
        <table:table-column table:default-cell-style-name="ACE-0x7fb644015048" table:style-name="ACOL-15"/>
        <table:table-column table:default-cell-style-name="ACE-0x7fb64400c258" table:style-name="ACOL-16"/>
        <table:table-column table:default-cell-style-name="ACE-0x7fb64400c258" table:style-name="ACOL-17"/>
        <table:table-column table:default-cell-style-name="ACE-0x7fb644015048" table:style-name="ACOL-18"/>
        <table:table-column table:default-cell-style-name="ACE-0x7fb64400c258" table:style-name="ACOL-0" table:number-columns-repeated="112"/>
        <table:table-row table:style-name="AROW-2">
          <table:table-cell table:style-name="ACE-0x7fb644015170" office:value-type="string">
            <text:p>TabPanes</text:p>
          </table:table-cell>
          <table:table-cell table:style-name="ACE-0x7fb644015298" office:value-type="string">
            <text:p>SellingServiceFeeCategoryLogo</text:p>
          </table:table-cell>
          <table:table-cell table:style-name="ACE-0x7fb6440153c0" office:value-type="string">
            <text:p>sellWithUs</text:p>
          </table:table-cell>
          <table:table-cell table:style-name="ACE-0x7fb6440153c0" office:value-type="string">
            <text:p>E-MailID</text:p>
          </table:table-cell>
          <table:table-cell table:style-name="ACE-0x7fb6440154e8" office:value-type="string">
            <text:p>Password</text:p>
          </table:table-cell>
          <table:table-cell table:style-name="ACE-0x7fb6440153c0" office:value-type="string">
            <text:p>CompanyLegalName</text:p>
          </table:table-cell>
          <table:table-cell table:style-name="ACE-0x7fb6440153c0" office:value-type="string">
            <text:p>DefaultRadioClick</text:p>
          </table:table-cell>
          <table:table-cell table:style-name="ACE-0x7fb6440153c0" office:value-type="string">
            <text:p>AcceptancePerson</text:p>
          </table:table-cell>
          <table:table-cell table:style-name="ACE-0x7fb644015610" office:value-type="string">
            <text:p>ThreeStepsForstartSelling</text:p>
          </table:table-cell>
          <table:table-cell table:style-name="ACE-0x7fb6440153c0" office:value-type="string">
            <text:p>uploadingOption</text:p>
          </table:table-cell>
          <table:table-cell table:style-name="ACE-0x7fb6440153c0" office:value-type="string">
            <text:p>prodTitle</text:p>
          </table:table-cell>
          <table:table-cell table:style-name="ACE-0x7fb6440153c0" office:value-type="string">
            <text:p>ProdCategory</text:p>
          </table:table-cell>
          <table:table-cell table:style-name="ACE-0x7fb6440154e8" office:value-type="string">
            <text:p>ProductDataListprice</text:p>
          </table:table-cell>
          <table:table-cell table:style-name="ACE-0x7fb6440153c0" office:value-type="string">
            <text:p>FullDescription</text:p>
          </table:table-cell>
          <table:table-cell table:style-name="ACE-0x7fb6440153c0" office:value-type="string">
            <text:p>statusType</text:p>
          </table:table-cell>
          <table:table-cell table:style-name="ACE-0x7fb644015738" office:value-type="string">
            <text:p>Url_UploadmainPicture</text:p>
          </table:table-cell>
          <table:table-cell table:number-columns-repeated="7" table:style-name="ACE-0x7fb644015860"/>
          <table:table-cell table:number-columns-repeated="105" table:style-name="ACE-0x7fb64400c258"/>
        </table:table-row>
        <table:table-row table:style-name="AROW-4">
          <table:table-cell table:style-name="ACE-0x7fb644015988" office:value-type="string">
            <text:p>Seller Information|Bank Details|Service Fee Agreement</text:p>
          </table:table-cell>
          <table:table-cell table:style-name="ACE-0x7fb644015ab0" office:value-type="string">
            <text:p>Selling Service Fee by Category</text:p>
          </table:table-cell>
          <table:table-cell table:style-name="ACE-0x7fb644015bd8" office:value-type="string">
            <text:p>Sell with us</text:p>
          </table:table-cell>
          <table:table-cell table:style-name="ACE-0x7fb644015bd8" office:value-type="string">
            <text:p>test2jenkins@gmail.com</text:p>
          </table:table-cell>
          <table:table-cell table:style-name="ACE-0x7fb644015d00" office:value-type="float" office:value="123456">
            <text:p>123456</text:p>
          </table:table-cell>
          <table:table-cell table:style-name="ACE-0x7fb644015bd8" office:value-type="string">
            <text:p>Crestech ShopClues</text:p>
          </table:table-cell>
          <table:table-cell table:style-name="ACE-0x7fb644015bd8" office:value-type="string">
            <text:p>Office Supplies 15.00%</text:p>
          </table:table-cell>
          <table:table-cell table:style-name="ACE-0x7fb644015bd8" office:value-type="string">
            <text:p>sahil</text:p>
          </table:table-cell>
          <table:table-cell table:style-name="ACE-0x7fb644015bd8" office:value-type="string">
            <text:p>Step 1: Store Setup|Step 2: Upload Products|Step 3: Store Approval</text:p>
          </table:table-cell>
          <table:table-cell table:style-name="ACE-0x7fb644015bd8" office:value-type="string">
            <text:p>1-by-1 Upload|Express Upload|Bulk Upload</text:p>
          </table:table-cell>
          <table:table-cell table:style-name="ACE-0x7fb644015bd8" office:value-type="string">
            <text:p>homeAppliances_Test</text:p>
          </table:table-cell>
          <table:table-cell table:style-name="ACE-0x7fb644015bd8" office:value-type="string">
            <text:p>Home Appliances|Large Appliances|Fans</text:p>
          </table:table-cell>
          <table:table-cell table:style-name="ACE-0x7fb644015e28" office:value-type="string">
            <text:p>1000|950|800</text:p>
          </table:table-cell>
          <table:table-cell table:style-name="ACE-0x7fb644015bd8" office:value-type="string">
            <text:p>Product Description</text:p>
          </table:table-cell>
          <table:table-cell table:style-name="ACE-0x7fb644015bd8" office:value-type="string">
            <text:p>Active</text:p>
          </table:table-cell>
          <table:table-cell table:style-name="ACE-0x7fb644015f50" office:value-type="string">
            <text:p>http://vantagevue.com/products/img/hires/Vantage%20Vue/06250%20Vantage%20Vue%20Station/06250_1b.jpg</text:p>
          </table:table-cell>
          <table:table-cell table:number-columns-repeated="112" table:style-name="ACE-0x7fb64400c258"/>
        </table:table-row>
        <table:table-row table:style-name="AROW-2">
          <table:table-cell table:number-columns-repeated="128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b64400b5d0" table:print="false">
        <office:forms form:automatic-focus="false" form:apply-design-mode="false">
          <form:form/>
        </office:forms>
        <table:table-column table:default-cell-style-name="ACE-0x7fb644016078" table:style-name="ACOL-3"/>
        <table:table-column table:default-cell-style-name="ACE-0x7fb64400c380" table:style-name="ACOL-4"/>
        <table:table-column table:default-cell-style-name="ACE-0x7fb64400c380" table:style-name="ACOL-5"/>
        <table:table-column table:default-cell-style-name="ACE-0x7fb64400c380" table:style-name="ACOL-6"/>
        <table:table-column table:default-cell-style-name="ACE-0x7fb644016078" table:style-name="ACOL-7"/>
        <table:table-column table:default-cell-style-name="ACE-0x7fb64400c380" table:style-name="ACOL-8"/>
        <table:table-column table:default-cell-style-name="ACE-0x7fb64400c380" table:style-name="ACOL-9"/>
        <table:table-column table:default-cell-style-name="ACE-0x7fb64400c380" table:style-name="ACOL-10"/>
        <table:table-column table:default-cell-style-name="ACE-0x7fb64400c380" table:style-name="ACOL-11"/>
        <table:table-column table:default-cell-style-name="ACE-0x7fb64400c380" table:style-name="ACOL-12"/>
        <table:table-column table:default-cell-style-name="ACE-0x7fb64400c380" table:style-name="ACOL-13"/>
        <table:table-column table:default-cell-style-name="ACE-0x7fb64400c380" table:style-name="ACOL-14"/>
        <table:table-column table:default-cell-style-name="ACE-0x7fb644016078" table:style-name="ACOL-15"/>
        <table:table-column table:default-cell-style-name="ACE-0x7fb64400c380" table:style-name="ACOL-16"/>
        <table:table-column table:default-cell-style-name="ACE-0x7fb64400c380" table:style-name="ACOL-17"/>
        <table:table-column table:default-cell-style-name="ACE-0x7fb644016078" table:style-name="ACOL-18"/>
        <table:table-column table:default-cell-style-name="ACE-0x7fb64400c380" table:style-name="ACOL-0" table:number-columns-repeated="112"/>
        <table:table-row table:style-name="AROW-2">
          <table:table-cell table:style-name="ACE-0x7fb6440161a0" office:value-type="string">
            <text:p>TabPanes</text:p>
          </table:table-cell>
          <table:table-cell table:style-name="ACE-0x7fb6440162c8" office:value-type="string">
            <text:p>SellingServiceFeeCategoryLogo</text:p>
          </table:table-cell>
          <table:table-cell table:style-name="ACE-0x7fb6440163f0" office:value-type="string">
            <text:p>sellWithUs</text:p>
          </table:table-cell>
          <table:table-cell table:style-name="ACE-0x7fb6440163f0" office:value-type="string">
            <text:p>E-MailID</text:p>
          </table:table-cell>
          <table:table-cell table:style-name="ACE-0x7fb644016518" office:value-type="string">
            <text:p>Password</text:p>
          </table:table-cell>
          <table:table-cell table:style-name="ACE-0x7fb6440163f0" office:value-type="string">
            <text:p>CompanyLegalName</text:p>
          </table:table-cell>
          <table:table-cell table:style-name="ACE-0x7fb6440163f0" office:value-type="string">
            <text:p>DefaultRadioClick</text:p>
          </table:table-cell>
          <table:table-cell table:style-name="ACE-0x7fb6440163f0" office:value-type="string">
            <text:p>AcceptancePerson</text:p>
          </table:table-cell>
          <table:table-cell table:style-name="ACE-0x7fb644016640" office:value-type="string">
            <text:p>ThreeStepsForstartSelling</text:p>
          </table:table-cell>
          <table:table-cell table:style-name="ACE-0x7fb6440163f0" office:value-type="string">
            <text:p>uploadingOption</text:p>
          </table:table-cell>
          <table:table-cell table:style-name="ACE-0x7fb6440163f0" office:value-type="string">
            <text:p>prodTitle</text:p>
          </table:table-cell>
          <table:table-cell table:style-name="ACE-0x7fb6440163f0" office:value-type="string">
            <text:p>ProdCategory</text:p>
          </table:table-cell>
          <table:table-cell table:style-name="ACE-0x7fb644016518" office:value-type="string">
            <text:p>ProductDataListprice</text:p>
          </table:table-cell>
          <table:table-cell table:style-name="ACE-0x7fb6440163f0" office:value-type="string">
            <text:p>FullDescription</text:p>
          </table:table-cell>
          <table:table-cell table:style-name="ACE-0x7fb6440163f0" office:value-type="string">
            <text:p>statusType</text:p>
          </table:table-cell>
          <table:table-cell table:style-name="ACE-0x7fb644016768" office:value-type="string">
            <text:p>Url_UploadmainPicture</text:p>
          </table:table-cell>
          <table:table-cell table:number-columns-repeated="7" table:style-name="ACE-0x7fb644016890"/>
          <table:table-cell table:number-columns-repeated="105" table:style-name="ACE-0x7fb64400c380"/>
        </table:table-row>
        <table:table-row table:style-name="AROW-4">
          <table:table-cell table:style-name="ACE-0x7fb6440169b8" office:value-type="string">
            <text:p>Seller Information|Bank Details|Service Fee Agreement</text:p>
          </table:table-cell>
          <table:table-cell table:style-name="ACE-0x7fb644016ae0" office:value-type="string">
            <text:p>Selling Service Fee by Category</text:p>
          </table:table-cell>
          <table:table-cell table:style-name="ACE-0x7fb644016c08" office:value-type="string">
            <text:p>Sell with us</text:p>
          </table:table-cell>
          <table:table-cell table:style-name="ACE-0x7fb644016c08" office:value-type="string">
            <text:p>test2jenkins@gmail.com</text:p>
          </table:table-cell>
          <table:table-cell table:style-name="ACE-0x7fb644016d30" office:value-type="float" office:value="123456">
            <text:p>123456</text:p>
          </table:table-cell>
          <table:table-cell table:style-name="ACE-0x7fb644016c08" office:value-type="string">
            <text:p>Crestech ShopClues</text:p>
          </table:table-cell>
          <table:table-cell table:style-name="ACE-0x7fb644016c08" office:value-type="string">
            <text:p>Office Supplies 15.00%</text:p>
          </table:table-cell>
          <table:table-cell table:style-name="ACE-0x7fb644016c08" office:value-type="string">
            <text:p>sahil</text:p>
          </table:table-cell>
          <table:table-cell table:style-name="ACE-0x7fb644016c08" office:value-type="string">
            <text:p>Step 1: Store Setup|Step 2: Upload Products|Step 3: Store Approval</text:p>
          </table:table-cell>
          <table:table-cell table:style-name="ACE-0x7fb644016c08" office:value-type="string">
            <text:p>1-by-1 Upload|Express Upload|Bulk Upload</text:p>
          </table:table-cell>
          <table:table-cell table:style-name="ACE-0x7fb644016c08" office:value-type="string">
            <text:p>homeAppliances_Test</text:p>
          </table:table-cell>
          <table:table-cell table:style-name="ACE-0x7fb644016c08" office:value-type="string">
            <text:p>Home Appliances|Large Appliances|Fans</text:p>
          </table:table-cell>
          <table:table-cell table:style-name="ACE-0x7fb644016e58" office:value-type="string">
            <text:p>1000|950|800</text:p>
          </table:table-cell>
          <table:table-cell table:style-name="ACE-0x7fb644016c08" office:value-type="string">
            <text:p>Product Description</text:p>
          </table:table-cell>
          <table:table-cell table:style-name="ACE-0x7fb644016c08" office:value-type="string">
            <text:p>Active</text:p>
          </table:table-cell>
          <table:table-cell table:style-name="ACE-0x7fb644016f80" office:value-type="string">
            <text:p>http://vantagevue.com/products/img/hires/Vantage%20Vue/06250%20Vantage%20Vue%20Station/06250_1b.jpg</text:p>
          </table:table-cell>
          <table:table-cell table:number-columns-repeated="112" table:style-name="ACE-0x7fb64400c380"/>
        </table:table-row>
        <table:table-row table:style-name="AROW-2">
          <table:table-cell table:number-columns-repeated="128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b64400b7c0" table:print="false">
        <office:forms form:automatic-focus="false" form:apply-design-mode="false">
          <form:form/>
        </office:forms>
        <table:table-column table:default-cell-style-name="ACE-0x7fb6440170a8" table:style-name="ACOL-3"/>
        <table:table-column table:default-cell-style-name="ACE-0x7fb64400c4a8" table:style-name="ACOL-4"/>
        <table:table-column table:default-cell-style-name="ACE-0x7fb64400c4a8" table:style-name="ACOL-5"/>
        <table:table-column table:default-cell-style-name="ACE-0x7fb64400c4a8" table:style-name="ACOL-6"/>
        <table:table-column table:default-cell-style-name="ACE-0x7fb6440170a8" table:style-name="ACOL-7"/>
        <table:table-column table:default-cell-style-name="ACE-0x7fb64400c4a8" table:style-name="ACOL-8"/>
        <table:table-column table:default-cell-style-name="ACE-0x7fb64400c4a8" table:style-name="ACOL-9"/>
        <table:table-column table:default-cell-style-name="ACE-0x7fb64400c4a8" table:style-name="ACOL-10"/>
        <table:table-column table:default-cell-style-name="ACE-0x7fb64400c4a8" table:style-name="ACOL-11"/>
        <table:table-column table:default-cell-style-name="ACE-0x7fb64400c4a8" table:style-name="ACOL-12"/>
        <table:table-column table:default-cell-style-name="ACE-0x7fb64400c4a8" table:style-name="ACOL-13"/>
        <table:table-column table:default-cell-style-name="ACE-0x7fb64400c4a8" table:style-name="ACOL-14"/>
        <table:table-column table:default-cell-style-name="ACE-0x7fb6440170a8" table:style-name="ACOL-15"/>
        <table:table-column table:default-cell-style-name="ACE-0x7fb64400c4a8" table:style-name="ACOL-16"/>
        <table:table-column table:default-cell-style-name="ACE-0x7fb64400c4a8" table:style-name="ACOL-17"/>
        <table:table-column table:default-cell-style-name="ACE-0x7fb6440170a8" table:style-name="ACOL-18"/>
        <table:table-column table:default-cell-style-name="ACE-0x7fb64400c4a8" table:style-name="ACOL-0" table:number-columns-repeated="112"/>
        <table:table-row table:style-name="AROW-2">
          <table:table-cell table:style-name="ACE-0x7fb6440171d0" office:value-type="string">
            <text:p>TabPanes</text:p>
          </table:table-cell>
          <table:table-cell table:style-name="ACE-0x7fb6440172f8" office:value-type="string">
            <text:p>SellingServiceFeeCategoryLogo</text:p>
          </table:table-cell>
          <table:table-cell table:style-name="ACE-0x7fb644017420" office:value-type="string">
            <text:p>sellWithUs</text:p>
          </table:table-cell>
          <table:table-cell table:style-name="ACE-0x7fb644017420" office:value-type="string">
            <text:p>E-MailID</text:p>
          </table:table-cell>
          <table:table-cell table:style-name="ACE-0x7fb644017548" office:value-type="string">
            <text:p>Password</text:p>
          </table:table-cell>
          <table:table-cell table:style-name="ACE-0x7fb644017420" office:value-type="string">
            <text:p>CompanyLegalName</text:p>
          </table:table-cell>
          <table:table-cell table:style-name="ACE-0x7fb644017420" office:value-type="string">
            <text:p>DefaultRadioClick</text:p>
          </table:table-cell>
          <table:table-cell table:style-name="ACE-0x7fb644017420" office:value-type="string">
            <text:p>AcceptancePerson</text:p>
          </table:table-cell>
          <table:table-cell table:style-name="ACE-0x7fb644017670" office:value-type="string">
            <text:p>ThreeStepsForstartSelling</text:p>
          </table:table-cell>
          <table:table-cell table:style-name="ACE-0x7fb644017420" office:value-type="string">
            <text:p>uploadingOption</text:p>
          </table:table-cell>
          <table:table-cell table:style-name="ACE-0x7fb644017420" office:value-type="string">
            <text:p>prodTitle</text:p>
          </table:table-cell>
          <table:table-cell table:style-name="ACE-0x7fb644017420" office:value-type="string">
            <text:p>ProdCategory</text:p>
          </table:table-cell>
          <table:table-cell table:style-name="ACE-0x7fb644017548" office:value-type="string">
            <text:p>ProductDataListprice</text:p>
          </table:table-cell>
          <table:table-cell table:style-name="ACE-0x7fb644017420" office:value-type="string">
            <text:p>FullDescription</text:p>
          </table:table-cell>
          <table:table-cell table:style-name="ACE-0x7fb644017420" office:value-type="string">
            <text:p>statusType</text:p>
          </table:table-cell>
          <table:table-cell table:style-name="ACE-0x7fb644017798" office:value-type="string">
            <text:p>Url_UploadmainPicture</text:p>
          </table:table-cell>
          <table:table-cell table:number-columns-repeated="7" table:style-name="ACE-0x7fb6440178c0"/>
          <table:table-cell table:number-columns-repeated="105" table:style-name="ACE-0x7fb64400c4a8"/>
        </table:table-row>
        <table:table-row table:style-name="AROW-4">
          <table:table-cell table:style-name="ACE-0x7fb6440179e8" office:value-type="string">
            <text:p>Seller Information|Bank Details|Service Fee Agreement</text:p>
          </table:table-cell>
          <table:table-cell table:style-name="ACE-0x7fb644017b10" office:value-type="string">
            <text:p>Selling Service Fee by Category</text:p>
          </table:table-cell>
          <table:table-cell table:style-name="ACE-0x7fb644017c38" office:value-type="string">
            <text:p>Sell with us</text:p>
          </table:table-cell>
          <table:table-cell table:style-name="ACE-0x7fb644017c38" office:value-type="string">
            <text:p>test2jenkins@gmail.com</text:p>
          </table:table-cell>
          <table:table-cell table:style-name="ACE-0x7fb644017d60" office:value-type="float" office:value="123456">
            <text:p>123456</text:p>
          </table:table-cell>
          <table:table-cell table:style-name="ACE-0x7fb644017c38" office:value-type="string">
            <text:p>Crestech ShopClues</text:p>
          </table:table-cell>
          <table:table-cell table:style-name="ACE-0x7fb644017c38" office:value-type="string">
            <text:p>Office Supplies 15.00%</text:p>
          </table:table-cell>
          <table:table-cell table:style-name="ACE-0x7fb644017c38" office:value-type="string">
            <text:p>sahil</text:p>
          </table:table-cell>
          <table:table-cell table:style-name="ACE-0x7fb644017c38" office:value-type="string">
            <text:p>Step 1: Store Setup|Step 2: Upload Products|Step 3: Store Approval</text:p>
          </table:table-cell>
          <table:table-cell table:style-name="ACE-0x7fb644017c38" office:value-type="string">
            <text:p>1-by-1 Upload|Express Upload|Bulk Upload</text:p>
          </table:table-cell>
          <table:table-cell table:style-name="ACE-0x7fb644017c38" office:value-type="string">
            <text:p>homeAppliances_Test</text:p>
          </table:table-cell>
          <table:table-cell table:style-name="ACE-0x7fb644017c38" office:value-type="string">
            <text:p>Home Appliances|Large Appliances|Fans</text:p>
          </table:table-cell>
          <table:table-cell table:style-name="ACE-0x7fb644017e88" office:value-type="string">
            <text:p>1000|950|800</text:p>
          </table:table-cell>
          <table:table-cell table:style-name="ACE-0x7fb644017c38" office:value-type="string">
            <text:p>Product Description</text:p>
          </table:table-cell>
          <table:table-cell table:style-name="ACE-0x7fb644017c38" office:value-type="string">
            <text:p>Active</text:p>
          </table:table-cell>
          <table:table-cell table:style-name="ACE-0x7fb644017fb0" office:value-type="string">
            <text:p>http://vantagevue.com/products/img/hires/Vantage%20Vue/06250%20Vantage%20Vue%20Station/06250_1b.jpg</text:p>
          </table:table-cell>
          <table:table-cell table:number-columns-repeated="112" table:style-name="ACE-0x7fb64400c4a8"/>
        </table:table-row>
        <table:table-row table:style-name="AROW-2">
          <table:table-cell table:number-columns-repeated="128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b64400b9b0" table:print="false">
        <office:forms form:automatic-focus="false" form:apply-design-mode="false">
          <form:form/>
        </office:forms>
        <table:table-column table:default-cell-style-name="ACE-0x7fb6440180d8" table:style-name="ACOL-3"/>
        <table:table-column table:default-cell-style-name="ACE-0x7fb64400c5d0" table:style-name="ACOL-4"/>
        <table:table-column table:default-cell-style-name="ACE-0x7fb64400c5d0" table:style-name="ACOL-5"/>
        <table:table-column table:default-cell-style-name="ACE-0x7fb64400c5d0" table:style-name="ACOL-6"/>
        <table:table-column table:default-cell-style-name="ACE-0x7fb6440180d8" table:style-name="ACOL-7"/>
        <table:table-column table:default-cell-style-name="ACE-0x7fb64400c5d0" table:style-name="ACOL-8"/>
        <table:table-column table:default-cell-style-name="ACE-0x7fb64400c5d0" table:style-name="ACOL-9"/>
        <table:table-column table:default-cell-style-name="ACE-0x7fb64400c5d0" table:style-name="ACOL-10"/>
        <table:table-column table:default-cell-style-name="ACE-0x7fb64400c5d0" table:style-name="ACOL-11"/>
        <table:table-column table:default-cell-style-name="ACE-0x7fb64400c5d0" table:style-name="ACOL-12"/>
        <table:table-column table:default-cell-style-name="ACE-0x7fb64400c5d0" table:style-name="ACOL-13"/>
        <table:table-column table:default-cell-style-name="ACE-0x7fb64400c5d0" table:style-name="ACOL-14"/>
        <table:table-column table:default-cell-style-name="ACE-0x7fb6440180d8" table:style-name="ACOL-15"/>
        <table:table-column table:default-cell-style-name="ACE-0x7fb64400c5d0" table:style-name="ACOL-16"/>
        <table:table-column table:default-cell-style-name="ACE-0x7fb64400c5d0" table:style-name="ACOL-17"/>
        <table:table-column table:default-cell-style-name="ACE-0x7fb6440180d8" table:style-name="ACOL-18"/>
        <table:table-column table:default-cell-style-name="ACE-0x7fb64400c5d0" table:style-name="ACOL-0" table:number-columns-repeated="112"/>
        <table:table-row table:style-name="AROW-2">
          <table:table-cell table:style-name="ACE-0x7fb644018200" office:value-type="string">
            <text:p>TabPanes</text:p>
          </table:table-cell>
          <table:table-cell table:style-name="ACE-0x7fb644018328" office:value-type="string">
            <text:p>SellingServiceFeeCategoryLogo</text:p>
          </table:table-cell>
          <table:table-cell table:style-name="ACE-0x7fb644018450" office:value-type="string">
            <text:p>sellWithUs</text:p>
          </table:table-cell>
          <table:table-cell table:style-name="ACE-0x7fb644018450" office:value-type="string">
            <text:p>E-MailID</text:p>
          </table:table-cell>
          <table:table-cell table:style-name="ACE-0x7fb644018578" office:value-type="string">
            <text:p>Password</text:p>
          </table:table-cell>
          <table:table-cell table:style-name="ACE-0x7fb644018450" office:value-type="string">
            <text:p>CompanyLegalName</text:p>
          </table:table-cell>
          <table:table-cell table:style-name="ACE-0x7fb644018450" office:value-type="string">
            <text:p>DefaultRadioClick</text:p>
          </table:table-cell>
          <table:table-cell table:style-name="ACE-0x7fb644018450" office:value-type="string">
            <text:p>AcceptancePerson</text:p>
          </table:table-cell>
          <table:table-cell table:style-name="ACE-0x7fb6440186a0" office:value-type="string">
            <text:p>ThreeStepsForstartSelling</text:p>
          </table:table-cell>
          <table:table-cell table:style-name="ACE-0x7fb644018450" office:value-type="string">
            <text:p>uploadingOption</text:p>
          </table:table-cell>
          <table:table-cell table:style-name="ACE-0x7fb644018450" office:value-type="string">
            <text:p>prodTitle</text:p>
          </table:table-cell>
          <table:table-cell table:style-name="ACE-0x7fb644018450" office:value-type="string">
            <text:p>ProdCategory</text:p>
          </table:table-cell>
          <table:table-cell table:style-name="ACE-0x7fb644018578" office:value-type="string">
            <text:p>ProductDataListprice</text:p>
          </table:table-cell>
          <table:table-cell table:style-name="ACE-0x7fb644018450" office:value-type="string">
            <text:p>FullDescription</text:p>
          </table:table-cell>
          <table:table-cell table:style-name="ACE-0x7fb644018450" office:value-type="string">
            <text:p>statusType</text:p>
          </table:table-cell>
          <table:table-cell table:style-name="ACE-0x7fb644026468" office:value-type="string">
            <text:p>Url_UploadmainPicture</text:p>
          </table:table-cell>
          <table:table-cell table:number-columns-repeated="7" table:style-name="ACE-0x7fb644026590"/>
          <table:table-cell table:number-columns-repeated="105" table:style-name="ACE-0x7fb64400c5d0"/>
        </table:table-row>
        <table:table-row table:style-name="AROW-4">
          <table:table-cell table:style-name="ACE-0x7fb6440266b8" office:value-type="string">
            <text:p>Seller Information|Bank Details|Service Fee Agreement</text:p>
          </table:table-cell>
          <table:table-cell table:style-name="ACE-0x7fb6440267e0" office:value-type="string">
            <text:p>Selling Service Fee by Category</text:p>
          </table:table-cell>
          <table:table-cell table:style-name="ACE-0x7fb644026908" office:value-type="string">
            <text:p>Sell with us</text:p>
          </table:table-cell>
          <table:table-cell table:style-name="ACE-0x7fb644026908" office:value-type="string">
            <text:p>test2jenkins@gmail.com</text:p>
          </table:table-cell>
          <table:table-cell table:style-name="ACE-0x7fb644026a30" office:value-type="float" office:value="123456">
            <text:p>123456</text:p>
          </table:table-cell>
          <table:table-cell table:style-name="ACE-0x7fb644026908" office:value-type="string">
            <text:p>Crestech ShopClues</text:p>
          </table:table-cell>
          <table:table-cell table:style-name="ACE-0x7fb644026908" office:value-type="string">
            <text:p>Office Supplies 15.00%</text:p>
          </table:table-cell>
          <table:table-cell table:style-name="ACE-0x7fb644026908" office:value-type="string">
            <text:p>sahil</text:p>
          </table:table-cell>
          <table:table-cell table:style-name="ACE-0x7fb644026908" office:value-type="string">
            <text:p>Step 1: Store Setup|Step 2: Upload Products|Step 3: Store Approval</text:p>
          </table:table-cell>
          <table:table-cell table:style-name="ACE-0x7fb644026908" office:value-type="string">
            <text:p>1-by-1 Upload|Express Upload|Bulk Upload</text:p>
          </table:table-cell>
          <table:table-cell table:style-name="ACE-0x7fb644026908" office:value-type="string">
            <text:p>homeAppliances_Test</text:p>
          </table:table-cell>
          <table:table-cell table:style-name="ACE-0x7fb644026908" office:value-type="string">
            <text:p>Home Appliances|Large Appliances|Fans</text:p>
          </table:table-cell>
          <table:table-cell table:style-name="ACE-0x7fb644026b58" office:value-type="string">
            <text:p>1000|950|800</text:p>
          </table:table-cell>
          <table:table-cell table:style-name="ACE-0x7fb644026908" office:value-type="string">
            <text:p>Product Description</text:p>
          </table:table-cell>
          <table:table-cell table:style-name="ACE-0x7fb644026908" office:value-type="string">
            <text:p>Active</text:p>
          </table:table-cell>
          <table:table-cell table:style-name="ACE-0x7fb644026c80" office:value-type="string">
            <text:p>http://vantagevue.com/products/img/hires/Vantage%20Vue/06250%20Vantage%20Vue%20Station/06250_1b.jpg</text:p>
          </table:table-cell>
          <table:table-cell table:number-columns-repeated="112" table:style-name="ACE-0x7fb64400c5d0"/>
        </table:table-row>
        <table:table-row table:style-name="AROW-2">
          <table:table-cell table:number-columns-repeated="128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17" gnm:cursor-row="1">
          <gnm:selection gnm:start-col="17" gnm:start-row="1" gnm:end-col="17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b643fa0d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644009a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643fdfd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644013f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643d67e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643fd54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b64400b000" style:display-name="TestCase" style:page-layout-name="pl-0x7fb643fa0d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64400b1f0" style:display-name="MQA1_TestData" style:page-layout-name="pl-0x7fb644009a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64400b3e0" style:display-name="MQA2_TestData" style:page-layout-name="pl-0x7fb643fdfd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64400b5d0" style:display-name="MQA3_TestData" style:page-layout-name="pl-0x7fb644013f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64400b7c0" style:display-name="MQA4_TestData" style:page-layout-name="pl-0x7fb643d67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64400b9b0" style:display-name="MQA5_TestData" style:page-layout-name="pl-0x7fb643fd54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2:18:21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